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 style:parent-style-name="standard" style:list-style-name="L2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3" style:family="graphic" style:parent-style-name="standard" style:list-style-name="L2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4" style:family="graphic" style:parent-style-name="standard" style:list-style-name="L2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 style:list-style-name="L2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7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346cm" fo:min-width="0.627cm" fo:padding-top="0.13cm" fo:padding-bottom="0.13cm" fo:padding-left="0.25cm" fo:padding-right="0.25cm" fo:wrap-option="no-wrap" draw:shadow="hidden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346cm" fo:min-width="0.543cm" fo:padding-top="0.13cm" fo:padding-bottom="0.13cm" fo:padding-left="0.25cm" fo:padding-right="0.25cm" fo:wrap-option="no-wrap" draw:shadow="hidden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345cm" fo:min-width="0.407cm" fo:padding-top="0.13cm" fo:padding-bottom="0.13cm" fo:padding-left="0.25cm" fo:padding-right="0.25cm" fo:wrap-option="no-wrap" draw:shadow="hidden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345cm" fo:min-width="0.366cm" fo:padding-top="0.13cm" fo:padding-bottom="0.13cm" fo:padding-left="0.25cm" fo:padding-right="0.25cm" fo:wrap-option="no-wrap" draw:shadow="hidden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346cm" fo:min-width="0.373cm" fo:padding-top="0.13cm" fo:padding-bottom="0.13cm" fo:padding-left="0.25cm" fo:padding-right="0.25cm" fo:wrap-option="no-wrap" draw:shadow="hidden"/>
    </style:style>
    <style:style style:name="gr1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346cm" fo:min-width="1.418cm" fo:padding-top="0.13cm" fo:padding-bottom="0.13cm" fo:padding-left="0.25cm" fo:padding-right="0.25cm" fo:wrap-option="no-wrap" draw:shadow="hidden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fo:margin-left="0cm" fo:margin-right="0cm" fo:line-height="100%" fo:text-align="center" fo:text-indent="0cm" style:punctuation-wrap="hanging" style:line-break="strict" style:writing-mode="lr-tb"/>
      <style:text-properties fo:font-size="9pt" style:font-size-asian="18pt" style:font-size-complex="18pt"/>
    </style:style>
    <style:style style:name="P3" style:family="paragraph">
      <style:paragraph-properties style:writing-mode="lr-tb"/>
      <style:text-properties fo:font-size="9pt" style:font-size-asian="18pt" style:font-size-complex="18pt"/>
    </style:style>
    <style:style style:name="P4" style:family="paragraph">
      <style:paragraph-properties fo:text-align="center" style:writing-mode="lr-tb"/>
      <style:text-properties fo:font-size="9pt" style:font-size-asian="18pt" style:font-size-complex="18pt"/>
    </style:style>
    <style:style style:name="P5" style:family="paragraph">
      <style:paragraph-properties fo:margin-left="0cm" fo:margin-right="0cm" fo:line-height="100%" fo:text-indent="0cm" style:punctuation-wrap="hanging" style:line-break="strict"/>
    </style:style>
    <style:style style:name="P6" style:family="paragraph">
      <style:paragraph-properties fo:margin-left="0cm" fo:margin-right="0cm" fo:line-height="100%" fo:text-indent="0cm" style:punctuation-wrap="hanging" style:line-break="strict" style:writing-mode="lr-tb"/>
      <style:text-properties fo:font-size="9pt" style:font-size-asian="18pt" style:font-size-complex="18pt"/>
    </style:style>
    <style:style style:name="T1" style:family="text">
      <style:text-properties style:font-name="Arial" fo:font-size="9pt" fo:language="en" fo:country="GB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Standaard">
        <office:forms form:automatic-focus="false" form:apply-design-mode="false"/>
        <draw:custom-shape draw:style-name="gr1" draw:text-style-name="P2" draw:layer="layout" svg:width="1.897cm" svg:height="1.233cm" svg:x="5.008cm" svg:y="1cm">
          <text:p text:style-name="P1"><text:span text:style-name="T1">CPU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6cm" svg:height="0.759cm" svg:x="2.447cm" svg:y="1.19cm">
          <text:p text:style-name="P1"><text:span text:style-name="T1">Cach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897cm" svg:height="1.233cm" svg:x="7.948cm" svg:y="1cm">
          <text:p text:style-name="P1"><text:span text:style-name="T1">PCI </text:span></text:p>
          <text:p text:style-name="P1"><text:span text:style-name="T1">bridg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896cm" svg:height="1.234cm" svg:x="6.811cm" svg:y="4.129cm">
          <text:p text:style-name="P1"><text:span text:style-name="T1">ISA</text:span></text:p>
          <text:p text:style-name="P1"><text:span text:style-name="T1">bridg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896cm" svg:height="1.233cm" svg:x="10.604cm" svg:y="1cm">
          <text:p text:style-name="P1"><text:span text:style-name="T1">geheugen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853cm" svg:height="0.379cm" svg:x="4.155cm" svg:y="1.3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3" draw:layer="layout" svg:width="1.043cm" svg:height="0.379cm" svg:x="6.905cm" svg:y="1.3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3" draw:layer="layout" svg:width="0.759cm" svg:height="0.379cm" svg:x="9.845cm" svg:y="1.3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3" draw:layer="layout" svg:width="10.622cm" svg:height="0.474cm" svg:x="1.5cm" svg:y="2.992cm">
          <text:p/>
          <draw:enhanced-geometry svg:viewBox="0 0 21600 21600" draw:text-areas="?f5 ?f1 ?f6 ?f3" draw:type="left-right-arrow" draw:modifiers="1035 67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7" draw:text-style-name="P4" draw:layer="layout" svg:x1="8.897cm" svg:y1="2.233cm" svg:x2="8.899cm" svg:y2="3.086cm">
          <text:p/>
        </draw:line>
        <draw:line draw:style-name="gr7" draw:text-style-name="P4" draw:layer="layout" svg:x1="7.76cm" svg:y1="3.37cm" svg:x2="7.762cm" svg:y2="4.129cm">
          <text:p/>
        </draw:line>
        <draw:line draw:style-name="gr7" draw:text-style-name="P4" draw:layer="layout" svg:x1="5.387cm" svg:y1="3.37cm" svg:x2="5.389cm" svg:y2="4.413cm">
          <text:p/>
        </draw:line>
        <draw:custom-shape draw:style-name="gr8" draw:text-style-name="P6" draw:layer="layout" svg:width="1.243cm" svg:height="0.613cm" svg:x="4.69cm" svg:y="4.319cm">
          <text:p text:style-name="P5"><text:span text:style-name="T1">SCSI</text:span></text:p>
          <draw:enhanced-geometry svg:viewBox="0 0 21600 21600" draw:type="mso-spt202" draw:enhanced-path="M 0 0 L 21600 0 21600 21600 0 21600 0 0 Z N"/>
        </draw:custom-shape>
        <draw:line draw:style-name="gr7" draw:text-style-name="P4" draw:layer="layout" svg:x1="4.059cm" svg:y1="3.37cm" svg:x2="4.061cm" svg:y2="4.413cm">
          <text:p/>
        </draw:line>
        <draw:custom-shape draw:style-name="gr9" draw:text-style-name="P6" draw:layer="layout" svg:width="1.154cm" svg:height="0.613cm" svg:x="3.445cm" svg:y="4.319cm">
          <text:p text:style-name="P5"><text:span text:style-name="T1">USB</text:span></text:p>
          <draw:enhanced-geometry svg:viewBox="0 0 21600 21600" draw:type="mso-spt202" draw:enhanced-path="M 0 0 L 21600 0 21600 21600 0 21600 0 0 Z N"/>
        </draw:custom-shape>
        <draw:line draw:style-name="gr7" draw:text-style-name="P4" draw:layer="layout" svg:x1="8.707cm" svg:y1="4.698cm" svg:x2="9.941cm" svg:y2="4.7cm">
          <text:p/>
        </draw:line>
        <draw:custom-shape draw:style-name="gr10" draw:text-style-name="P6" draw:layer="layout" svg:width="1.031cm" svg:height="0.613cm" svg:x="9.879cm" svg:y="4.414cm">
          <text:p text:style-name="P5"><text:span text:style-name="T1">IDE</text:span></text:p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9.294cm" svg:height="0.475cm" svg:x="2.828cm" svg:y="6.215cm">
          <text:p/>
          <draw:enhanced-geometry svg:viewBox="0 0 21600 21600" draw:text-areas="?f5 ?f1 ?f6 ?f3" draw:type="left-right-arrow" draw:modifiers="1035 67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7" draw:text-style-name="P4" draw:layer="layout" svg:x1="7.76cm" svg:y1="5.363cm" svg:x2="7.762cm" svg:y2="6.406cm">
          <text:p/>
        </draw:line>
        <draw:custom-shape draw:style-name="gr11" draw:text-style-name="P6" draw:layer="layout" svg:width="1.031cm" svg:height="0.613cm" svg:x="3.904cm" svg:y="2.612cm">
          <text:p text:style-name="P5"><text:span text:style-name="T1">PCI</text:span></text:p>
          <draw:enhanced-geometry svg:viewBox="0 0 21600 21600" draw:type="mso-spt202" draw:enhanced-path="M 0 0 L 21600 0 21600 21600 0 21600 0 0 Z N"/>
        </draw:custom-shape>
        <draw:custom-shape draw:style-name="gr12" draw:text-style-name="P6" draw:layer="layout" svg:width="1.014cm" svg:height="0.613cm" svg:x="3.997cm" svg:y="5.837cm">
          <text:p text:style-name="P5"><text:span text:style-name="T1">ISA</text:span></text:p>
          <draw:enhanced-geometry svg:viewBox="0 0 21600 21600" draw:type="mso-spt202" draw:enhanced-path="M 0 0 L 21600 0 21600 21600 0 21600 0 0 Z N"/>
        </draw:custom-shape>
        <draw:line draw:style-name="gr7" draw:text-style-name="P4" draw:layer="layout" svg:x1="2.543cm" svg:y1="3.37cm" svg:x2="2.545cm" svg:y2="4.413cm">
          <text:p/>
        </draw:line>
        <draw:custom-shape draw:style-name="gr13" draw:text-style-name="P6" draw:layer="layout" svg:width="1.918cm" svg:height="0.613cm" svg:x="1.512cm" svg:y="4.319cm">
          <text:p text:style-name="P5"><text:span text:style-name="T1">graphics</text:span></text:p>
          <draw:enhanced-geometry svg:viewBox="0 0 21600 21600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210 210" svg:d="M105 0l105 210h-21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ans" fo:font-size="24pt" fo:language="nl" fo:country="BE" style:font-name-asian="DejaVu Sans2" style:font-size-asian="24pt" style:language-asian="zxx" style:country-asian="none" style:font-name-complex="DejaVu Sans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4.2$Windows_x86 LibreOffice_project/63150712c6d317d27ce2db16eb94c2f3d7b699f8</meta:generator>
    <meta:initial-creator>Sven Sanders</meta:initial-creator>
    <meta:creation-date>2008-03-26T09:22:39</meta:creation-date>
    <dc:date>2014-07-08T09:41:15.796000000</dc:date>
    <dc:language>nl-BE</dc:language>
    <meta:editing-cycles>6</meta:editing-cycles>
    <meta:editing-duration>PT2H1M33S</meta:editing-duration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